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16ff" officeooo:paragraph-rsid="000116ff"/>
    </style:style>
    <style:style style:name="P2" style:family="paragraph" style:parent-style-name="Standard">
      <style:text-properties fo:font-style="italic" officeooo:rsid="0002c9ec" officeooo:paragraph-rsid="0002c9ec" style:font-style-asian="italic" style:font-style-complex="italic"/>
    </style:style>
    <style:style style:name="P3" style:family="paragraph" style:parent-style-name="Standard">
      <style:text-properties style:font-name="Times New Roman" fo:font-size="12pt" officeooo:paragraph-rsid="0007ba9e" style:font-size-asian="12pt" style:font-size-complex="12pt"/>
    </style:style>
    <style:style style:name="P4" style:family="paragraph" style:parent-style-name="Standard">
      <style:text-properties style:font-name="Times New Roman" fo:font-size="12pt" fo:font-weight="bold" officeooo:paragraph-rsid="0004d625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text-properties style:font-name="Times New Roman" fo:font-size="11pt" fo:font-style="normal" officeooo:rsid="000116ff" officeooo:paragraph-rsid="0002c9ec" style:font-size-asian="11pt" style:font-style-asian="normal" style:font-size-complex="11pt" style:font-style-complex="normal"/>
    </style:style>
    <style:style style:name="P6" style:family="paragraph" style:parent-style-name="Standard" style:list-style-name="L1">
      <style:text-properties style:font-name="Times New Roman" fo:font-size="11pt" fo:font-style="normal" officeooo:rsid="000116ff" officeooo:paragraph-rsid="0005c637" style:font-size-asian="11pt" style:font-style-asian="normal" style:font-size-complex="11pt" style:font-style-complex="normal"/>
    </style:style>
    <style:style style:name="P7" style:family="paragraph" style:parent-style-name="Standard">
      <style:text-properties style:font-name="Times New Roman" fo:font-size="11pt" fo:font-style="normal" officeooo:rsid="000116ff" officeooo:paragraph-rsid="0002c9ec" style:font-size-asian="11pt" style:font-style-asian="normal" style:font-size-complex="11pt" style:font-style-complex="normal"/>
    </style:style>
    <style:style style:name="P8" style:family="paragraph" style:parent-style-name="Standard" style:list-style-name="L1">
      <style:text-properties style:font-name="DejaVu Sans" fo:font-size="11pt" fo:font-style="normal" officeooo:rsid="0004d625" officeooo:paragraph-rsid="0004d625" style:font-size-asian="11pt" style:font-style-asian="normal" style:font-size-complex="11pt" style:font-style-complex="normal"/>
    </style:style>
    <style:style style:name="P9" style:family="paragraph" style:parent-style-name="Standard">
      <style:text-properties style:font-name="DejaVu Sans" fo:font-size="11pt" fo:font-style="normal" officeooo:rsid="0004d625" officeooo:paragraph-rsid="0004d625" style:font-size-asian="11pt" style:font-style-asian="normal" style:font-size-complex="11pt" style:font-style-complex="normal"/>
    </style:style>
    <style:style style:name="P10" style:family="paragraph" style:parent-style-name="Standard">
      <style:text-properties style:font-name="DejaVu Sans" fo:font-size="11pt" officeooo:rsid="000116ff" officeooo:paragraph-rsid="000116ff" style:font-size-asian="11pt" style:font-size-complex="11pt"/>
    </style:style>
    <style:style style:name="P11" style:family="paragraph" style:parent-style-name="Standard">
      <style:text-properties style:font-name="DejaVu Sans" fo:font-size="10pt" officeooo:rsid="0002c9ec" officeooo:paragraph-rsid="0003b5ed" style:font-size-asian="10pt" style:font-size-complex="10pt"/>
    </style:style>
    <style:style style:name="P12" style:family="paragraph" style:parent-style-name="Standard">
      <style:text-properties style:font-name="DejaVu Sans" fo:font-size="10pt" officeooo:rsid="0002c9ec" officeooo:paragraph-rsid="0002c9ec" style:font-size-asian="10pt" style:font-size-complex="10pt"/>
    </style:style>
    <style:style style:name="P13" style:family="paragraph" style:parent-style-name="Standard">
      <style:text-properties style:font-name="DejaVu Sans" fo:font-size="10pt" officeooo:rsid="000116ff" officeooo:paragraph-rsid="000116ff" style:font-size-asian="10pt" style:font-size-complex="10pt"/>
    </style:style>
    <style:style style:name="P14" style:family="paragraph" style:parent-style-name="Standard" style:list-style-name="L1">
      <style:text-properties style:font-name="DejaVu Sans" fo:font-size="10pt" officeooo:rsid="000116ff" officeooo:paragraph-rsid="000116ff" style:font-size-asian="10pt" style:font-size-complex="10pt"/>
    </style:style>
    <style:style style:name="P15" style:family="paragraph" style:parent-style-name="Standard">
      <style:text-properties style:font-name="DejaVu Sans" fo:font-size="10pt" officeooo:rsid="000116ff" officeooo:paragraph-rsid="0002c9ec" style:font-size-asian="10pt" style:font-size-complex="10pt"/>
    </style:style>
    <style:style style:name="P16" style:family="paragraph" style:parent-style-name="Standard">
      <style:text-properties style:font-name="DejaVu Sans" fo:font-size="10pt" fo:font-weight="bold" officeooo:rsid="0002c9ec" officeooo:paragraph-rsid="0002c9ec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DejaVu Sans" fo:font-size="10pt" fo:font-weight="bold" officeooo:paragraph-rsid="0004d625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DejaVu Sans" fo:font-size="10pt" fo:font-weight="bold" officeooo:paragraph-rsid="0007ba9e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DejaVu Sans" fo:font-size="10pt" fo:font-weight="normal" officeooo:paragraph-rsid="0007ba9e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DejaVu Sans" officeooo:rsid="000116ff" officeooo:paragraph-rsid="000116ff"/>
    </style:style>
    <style:style style:name="P21" style:family="paragraph" style:parent-style-name="Standard">
      <style:text-properties style:font-name="DejaVu Sans" fo:font-weight="normal" officeooo:rsid="000116ff" officeooo:paragraph-rsid="000116ff" style:font-weight-asian="normal" style:font-weight-complex="normal"/>
    </style:style>
    <style:style style:name="P22" style:family="paragraph" style:parent-style-name="Standard">
      <style:text-properties style:font-name="Liberation Serif" fo:font-size="12pt" officeooo:rsid="0002c9ec" officeooo:paragraph-rsid="0002c9ec" style:font-size-asian="12pt" style:font-size-complex="12pt"/>
    </style:style>
    <style:style style:name="P23" style:family="paragraph" style:parent-style-name="Standard" style:list-style-name="L2">
      <style:text-properties fo:font-weight="normal" officeooo:paragraph-rsid="000116ff" style:font-weight-asian="normal" style:font-weight-complex="normal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style:font-name="Times New Roman" fo:font-size="11pt" fo:font-style="normal" officeooo:rsid="0002c9ec" officeooo:paragraph-rsid="0003b5ed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font-name="Times New Roman" fo:font-size="11pt" fo:font-style="normal" officeooo:rsid="0002c9ec" officeooo:paragraph-rsid="000d700b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style:font-name="Times New Roman" fo:font-size="11pt" fo:font-style="normal" officeooo:rsid="0003b5ed" officeooo:paragraph-rsid="0003b5ed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style:font-name="Times New Roman" fo:font-size="11pt" fo:font-style="normal" officeooo:rsid="0003b5ed" officeooo:paragraph-rsid="000d700b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style:font-name="Times New Roman" fo:font-size="11pt" fo:font-style="normal" officeooo:rsid="0003b5ed" officeooo:paragraph-rsid="000d700b" fo:background-color="#ffff00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fo:font-weight="normal" officeooo:rsid="00093ef5" officeooo:paragraph-rsid="00094e50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fo:font-weight="normal" officeooo:rsid="00094e50" officeooo:paragraph-rsid="00094e5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style:font-name="Times New Roman" fo:font-size="12pt" fo:font-weight="normal" officeooo:rsid="000c001a" officeooo:paragraph-rsid="000c001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DejaVu Sans" fo:font-size="10pt" fo:font-weight="bold" officeooo:paragraph-rsid="0007ba9e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style:font-name="DejaVu Sans" fo:font-size="10pt" fo:font-weight="bold" officeooo:rsid="00093ef5" officeooo:paragraph-rsid="00093ef5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1.27cm" fo:margin-right="0cm" fo:text-indent="0cm" style:auto-text-indent="false"/>
      <style:text-properties style:font-name="DejaVu Sans" fo:font-size="10pt" fo:font-weight="bold" officeooo:rsid="00094e50" officeooo:paragraph-rsid="00094e50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style:font-name="DejaVu Sans" fo:font-size="10pt" fo:font-weight="bold" officeooo:rsid="000c001a" officeooo:paragraph-rsid="000c001a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style:font-name="DejaVu Sans" fo:font-size="10pt" fo:font-weight="normal" officeooo:paragraph-rsid="0007ba9e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style:font-name="DejaVu Sans" fo:font-size="10pt" fo:font-weight="normal" officeooo:rsid="00093ef5" officeooo:paragraph-rsid="00093ef5" style:font-size-asian="10pt" style:font-weight-asian="normal" style:font-size-complex="10pt" style:font-weight-complex="normal"/>
    </style:style>
    <style:style style:name="P38" style:family="paragraph" style:parent-style-name="Standard" style:list-style-name="L4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style:font-name="DejaVu Sans" fo:font-size="11pt" fo:font-weight="normal" officeooo:rsid="000b4c6d" officeooo:paragraph-rsid="000b4c6d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.7cm" fo:margin-right="0cm" fo:text-indent="0cm" style:auto-text-indent="false" fo:background-color="transparent"/>
      <style:text-properties style:font-name="Times New Roman" fo:font-size="11pt" fo:font-style="normal" fo:font-weight="normal" officeooo:rsid="000116ff" officeooo:paragraph-rsid="000d700b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7cm" fo:margin-right="0cm" fo:text-indent="0cm" style:auto-text-indent="false" fo:background-color="transparent"/>
      <style:text-properties style:font-name="DejaVu Sans" fo:font-size="11pt" fo:font-weight="normal" officeooo:rsid="000b4c6d" officeooo:paragraph-rsid="000b4c6d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.7cm" fo:margin-right="0cm" fo:text-indent="0cm" style:auto-text-indent="false" fo:background-color="transparent"/>
      <style:text-properties style:font-name="DejaVu Sans" fo:font-size="11pt" fo:font-weight="normal" officeooo:rsid="000b4c6d" officeooo:paragraph-rsid="000d700b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.7cm" fo:margin-right="0cm" fo:text-align="start" style:justify-single-word="false" fo:text-indent="0cm" style:auto-text-indent="false" fo:background-color="transparent"/>
      <style:text-properties style:font-name="DejaVu Sans" fo:font-size="10pt" fo:font-weight="normal" officeooo:rsid="000b4c6d" officeooo:paragraph-rsid="000b4c6d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000000" fo:font-size="10pt" style:font-size-asian="10pt"/>
    </style:style>
    <style:style style:name="T5" style:family="text">
      <style:text-properties fo:color="#000000" fo:font-size="10pt" officeooo:rsid="0005c637" style:font-size-asian="10pt" style:font-size-complex="10pt"/>
    </style:style>
    <style:style style:name="T6" style:family="text">
      <style:text-properties fo:color="#000000" fo:font-size="10pt" fo:font-weight="bold" officeooo:rsid="0003b5ed" style:font-size-asian="10pt" style:font-weight-asian="bold" style:font-size-complex="10pt" style:font-weight-complex="bold"/>
    </style:style>
    <style:style style:name="T7" style:family="text">
      <style:text-properties fo:color="#000000" style:font-name="Times New Roman" fo:font-size="11pt" fo:font-style="normal" officeooo:rsid="000116ff" style:font-size-asian="11pt" style:font-style-asian="normal" style:font-size-complex="11pt" style:font-style-complex="normal"/>
    </style:style>
    <style:style style:name="T8" style:family="text">
      <style:text-properties fo:color="#000000" style:font-name="Times New Roman" fo:font-size="11pt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" fo:font-style="normal" officeooo:rsid="000116ff" style:font-style-asian="normal" style:font-style-complex="normal"/>
    </style:style>
    <style:style style:name="T10" style:family="text">
      <style:text-properties fo:color="#000000" style:font-name="Times New Roman" fo:font-style="normal" officeooo:rsid="0002c9ec" style:font-style-asian="normal" style:font-style-complex="normal"/>
    </style:style>
    <style:style style:name="T11" style:family="text">
      <style:text-properties fo:color="#000000" style:font-name="Times New Roman" fo:font-style="normal" officeooo:rsid="000d700b" style:font-style-asian="normal" style:font-style-complex="normal"/>
    </style:style>
    <style:style style:name="T12" style:family="text">
      <style:text-properties fo:color="#000000"/>
    </style:style>
    <style:style style:name="T13" style:family="text">
      <style:text-properties fo:color="#000000" officeooo:rsid="0003b5ed"/>
    </style:style>
    <style:style style:name="T14" style:family="text">
      <style:text-properties fo:color="#000000" fo:font-size="11pt" fo:font-style="normal" officeooo:rsid="0002c9ec" style:font-size-asian="11pt" style:font-style-asian="normal" style:font-size-complex="11pt" style:font-style-complex="normal"/>
    </style:style>
    <style:style style:name="T15" style:family="text">
      <style:text-properties fo:color="#000000" fo:font-size="11pt" fo:font-style="normal" style:font-size-asian="11pt" style:font-style-asian="normal" style:font-size-complex="11pt" style:font-style-complex="normal"/>
    </style:style>
    <style:style style:name="T16" style:family="text">
      <style:text-properties fo:color="#000000" fo:font-style="normal" officeooo:rsid="0004d625" style:font-style-asian="normal" style:font-style-complex="normal"/>
    </style:style>
    <style:style style:name="T17" style:family="text">
      <style:text-properties fo:color="#000000" officeooo:rsid="0005c637"/>
    </style:style>
    <style:style style:name="T18" style:family="text">
      <style:text-properties fo:color="#000000" officeooo:rsid="0002c9ec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officeooo:rsid="0007ba9e"/>
    </style:style>
    <style:style style:name="T21" style:family="text">
      <style:text-properties fo:color="#000000" fo:font-weight="normal" officeooo:rsid="0007ba9e" style:font-weight-asian="normal" style:font-weight-complex="normal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00" fo:font-weight="normal" officeooo:rsid="00094e50" style:font-weight-asian="normal" style:font-weight-complex="normal"/>
    </style:style>
    <style:style style:name="T24" style:family="text">
      <style:text-properties fo:color="#000000" officeooo:rsid="00093ef5"/>
    </style:style>
    <style:style style:name="T25" style:family="text">
      <style:text-properties fo:color="#000000" fo:font-style="italic" style:font-style-asian="italic" style:font-style-complex="italic"/>
    </style:style>
    <style:style style:name="T26" style:family="text">
      <style:text-properties fo:color="#000000" fo:font-style="italic" officeooo:rsid="000d700b" style:font-style-asian="italic" style:font-style-complex="italic"/>
    </style:style>
    <style:style style:name="T27" style:family="text">
      <style:text-properties fo:color="#000000" officeooo:rsid="000b4c6d"/>
    </style:style>
    <style:style style:name="T28" style:family="text">
      <style:text-properties fo:color="#000000" officeooo:rsid="000c001a"/>
    </style:style>
    <style:style style:name="T29" style:family="text">
      <style:text-properties fo:color="#000000" officeooo:rsid="000d700b"/>
    </style:style>
    <style:style style:name="T30" style:family="text">
      <style:text-properties fo:color="#000000" officeooo:rsid="000d700b"/>
    </style:style>
    <style:style style:name="T31" style:family="text">
      <style:text-properties style:font-name="DejaVu Sans" fo:font-size="11pt" officeooo:rsid="000116ff" style:font-size-asian="11pt" style:font-size-complex="11pt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45667235415068841" text:style-name="L2">
        <text:list-item>
          <text:p text:style-name="P23"><text:span text:style-name="T31">Predicting functional connectivity(FC) using dynamic mean field model for a given structural connectivity(SC) matrix</text:span></text:p>
        </text:list-item>
      </text:list>
      <text:p text:style-name="P10"/>
      <text:list xml:id="list6660131101827310945" text:style-name="L1">
        <text:list-header>
          <text:p text:style-name="P14">The file <text:span text:style-name="T1">DMF_lesioned.m</text:span> implements dynamic mean field model described in Deco et al., 2014. Use the below syntax to call this function.</text:p>
          <text:p text:style-name="P1"/>
          <text:p text:style-name="P6"><text:span text:style-name="T2">[fc, maxfrN] = DMF_lesioned(scPath, scName, fic, ffi, simTime, dt, G, noiseAmp, lesionAreas, ficWeights, setFICWeights);</text:span></text:p>
        </text:list-header>
      </text:list>
      <text:p text:style-name="P20"><text:span text:style-name="T4"/></text:p>
      <text:p text:style-name="P21"><text:span text:style-name="T4"><text:tab/></text:span><text:span text:style-name="T6">Input parameters</text:span></text:p>
      <text:p text:style-name="P13"><text:span text:style-name="T13"/></text:p>
      <text:p text:style-name="P15"><text:span text:style-name="T2"><text:tab/></text:span><text:span text:style-name="T18">scPath<text:tab/><text:tab/><text:tab/>: Path to SC matrix file</text:span></text:p>
      <text:p text:style-name="P12"><text:span text:style-name="T2"><text:tab/>scName<text:tab/><text:tab/>: SC matrix path in the given hdf5 file</text:span></text:p>
      <text:p text:style-name="P12"><text:span text:style-name="T2"><text:tab/>fic <text:s text:c="12"/><text:tab/><text:tab/>: true or false, set it to true to use feedback inhibtion control(FIC) <text:tab/><text:tab/><text:tab/><text:tab/> <text:s/>algorithm as proposed in Deco et al., 2014 and false otherwise </text:span></text:p>
      <text:p text:style-name="P12"><text:span text:style-name="T2"><text:tab/>ffi <text:s text:c="12"/><text:tab/><text:tab/>: true or false, set it to true to enable feedforward inhibition</text:span></text:p>
      <text:p text:style-name="P12"><text:span text:style-name="T2"><text:tab/>simTime <text:s text:c="8"/><text:tab/><text:tab/>: simulation time in milliseconds</text:span></text:p>
      <text:p text:style-name="P12"><text:span text:style-name="T2"><text:tab/>dt <text:s text:c="13"/><text:tab/><text:tab/>: Step size for numerical integration</text:span></text:p>
      <text:p text:style-name="P12"><text:span text:style-name="T2"><text:tab/>G <text:s text:c="14"/><text:tab/><text:tab/>: Global coupling strength</text:span></text:p>
      <text:p text:style-name="P12"><text:span text:style-name="T2"><text:tab/>noiseAmp <text:s text:c="7"/><text:tab/>: noise amplitude</text:span></text:p>
      <text:p text:style-name="P12"><text:span text:style-name="T2"><text:tab/>lesionAreas <text:s text:c="4"/><text:tab/>: Index of the areas which are lesioned in the SC</text:span></text:p>
      <text:p text:style-name="P12"><text:span text:style-name="T2"><text:tab/>ficWeights <text:s text:c="5"/><text:tab/><text:tab/>: local inhibitory synaptic coupling initialization values</text:span></text:p>
      <text:p text:style-name="P12"><text:span text:style-name="T2"><text:tab/>setFICWeights <text:s text:c="2"/><text:tab/>: [True/False] if set true ficWeights will be used for initialization</text:span></text:p>
      <text:p text:style-name="P12"><text:span text:style-name="T2"/></text:p>
      <text:p text:style-name="P16"><text:span text:style-name="T2"><text:tab/></text:span><text:span text:style-name="T13">Return Values</text:span></text:p>
      <text:p text:style-name="P12"><text:span text:style-name="T13"/></text:p>
      <text:p text:style-name="P12"><text:span text:style-name="T13"><text:tab/>fc<text:tab/><text:tab/><text:tab/>: Predicted functional connectivity.</text:span></text:p>
      <text:p text:style-name="P12"><text:span text:style-name="T13"><text:tab/>maxfrN<text:tab/><text:tab/>: maximum firing rate of excitatory population in each area <text:tab/><text:tab/><text:tab/><text:tab/><text:tab/> <text:s/>throughout the simulation.</text:span></text:p>
      <text:p text:style-name="P12"><text:span text:style-name="T2"/></text:p>
      <text:p text:style-name="P11"><text:span text:style-name="T2"><text:tab/></text:span><text:span text:style-name="T19">Example 1:</text:span><text:span text:style-name="T2"> Simulation for predicting FC of a healthy subject. </text:span></text:p>
      <text:p text:style-name="P11"><text:span text:style-name="T2"/></text:p>
      <text:p text:style-name="P11"><text:span text:style-name="T2"><text:tab/>This example assumes SC matrix is stored in /home/data/Human_68.hdf5 under <text:tab/>the name ‘C’. </text:span><text:span text:style-name="T13">Simulates 8 minutes of activity.</text:span></text:p>
      <text:p text:style-name="P22"><text:span text:style-name="T2"><text:tab/></text:span></text:p>
      <text:p text:style-name="P2"><text:span text:style-name="T3"><text:tab/></text:span><text:span text:style-name="T7">scPath </text:span><text:span text:style-name="T8">= ‘/home/data/Human_68.hdf5’;</text:span></text:p>
      <text:p text:style-name="P24"><text:span text:style-name="T13">scName = ‘/C’;</text:span></text:p>
      <text:p text:style-name="P26"><text:span text:style-name="T2">fic = true;</text:span></text:p>
      <text:p text:style-name="P26"><text:span text:style-name="T2">ffi = false;</text:span></text:p>
      <text:p text:style-name="P26"><text:span text:style-name="T2">simTime = 8*60*1000;</text:span></text:p>
      <text:p text:style-name="P26"><text:span text:style-name="T2">dt = 0.1;</text:span></text:p>
      <text:p text:style-name="P26"><text:span text:style-name="T2">G = 0.5;</text:span></text:p>
      <text:p text:style-name="P26"><text:span text:style-name="T2">noiseAmp = 0.001;</text:span></text:p>
      <text:p text:style-name="P26"><text:span text:style-name="T2">lesionAreas = [];</text:span></text:p>
      <text:p text:style-name="P26"><text:span text:style-name="T2">ficWeights = [];</text:span></text:p>
      <text:p text:style-name="P26"><text:span text:style-name="T2">setFICWeights = false;</text:span></text:p>
      <text:list xml:id="list15621225381809" text:continue-numbering="true" text:style-name="L1">
        <text:list-header>
          <text:p text:style-name="P5"><text:span text:style-name="T2">[fc, maxfrN] = DMF_lesioned(scPath, scName, fic, ffi, simTime, dt, G, noiseAmp, lesionAreas, ficWeights, setFICWeights);</text:span></text:p>
        </text:list-header>
      </text:list>
      <text:p text:style-name="P7"><text:span text:style-name="T2"/></text:p>
      <text:list xml:id="list15620969190606" text:continue-numbering="true" text:style-name="L1">
        <text:list-item>
          <text:p text:style-name="P8"><text:span text:style-name="T2">Generating virtual</text:span><text:span text:style-name="T27">ly lesioned SC from</text:span><text:span text:style-name="T2"> the SC of healthy subjects.</text:span></text:p>
        </text:list-item>
      </text:list>
      <text:p text:style-name="P9"><text:span text:style-name="T2"/></text:p>
      <text:p text:style-name="P9"><text:span text:style-name="T2"><text:tab/></text:span><text:span text:style-name="T5">The file gen_lesioned_sc_nn.m implements a function to generate virtually lesiond SC <text:tab/>matrix from SC of healthy subjects.</text:span></text:p>
      <text:p text:style-name="P9"><text:span text:style-name="T17"/></text:p>
      <text:p text:style-name="P3"><text:span text:style-name="T16"><text:tab/></text:span><text:span text:style-name="T2">lSC = gen_lesioned_sc_nn(</text:span><text:span text:style-name="T20">scPath, centresPath, scName, </text:span><text:span text:style-name="T28">centreName,</text:span><text:span text:style-name="T20"> lesionIdx, <text:tab/><text:tab/><text:tab/><text:tab/><text:tab/><text:tab/> <text:s text:c="7"/>lesionPercent, saveDir</text:span><text:span text:style-name="T2">);</text:span></text:p>
      <text:p text:style-name="P4"><text:span text:style-name="T2"/></text:p>
      <text:p text:style-name="P18"><text:span text:style-name="T2"><text:tab/></text:span></text:p>
      <text:p text:style-name="P18"><text:span text:style-name="T17"/></text:p>
      <text:p text:style-name="P18"><text:soft-page-break/><text:span text:style-name="T17"/></text:p>
      <text:p text:style-name="P18"><text:span text:style-name="T17"><text:tab/>Input Parameters</text:span></text:p>
      <text:p text:style-name="P17"><text:span text:style-name="T17"><text:tab/></text:span></text:p>
      <text:p text:style-name="P19"><text:span text:style-name="T17"><text:tab/></text:span><text:span text:style-name="T18">scPath<text:tab/><text:tab/><text:tab/>: Path to SC matrix file</text:span></text:p>
      <text:p text:style-name="P36"><text:span text:style-name="T20">centresPath<text:tab/><text:tab/>: </text:span><text:span text:style-name="T24">Path to file(hdf5 formate) with spatial coordinates of centres of <text:tab/><text:tab/><text:tab/> <text:s/>each area.</text:span></text:p>
      <text:p text:style-name="P32"><text:span text:style-name="T21">scName<text:tab/><text:tab/>: SC matrix path in the given hdf5 file</text:span></text:p>
      <text:p text:style-name="P35"><text:span text:style-name="T21">c</text:span><text:span text:style-name="T22">entresName<text:tab/><text:tab/>: Path to centres matrix in the hdf5 file located at centresPath</text:span></text:p>
      <text:p text:style-name="P36"><text:span text:style-name="T20">lesionIdx<text:tab/><text:tab/>: </text:span><text:span text:style-name="T24">Index of the area that should act as lesion centre</text:span></text:p>
      <text:p text:style-name="P36"><text:span text:style-name="T20">lesionPercent<text:tab/><text:tab/>: </text:span><text:span text:style-name="T24">Percentage of total areas that would be lesioned along with lesion <text:tab/><text:tab/><text:tab/> <text:s/>centre. This many nearest neighbours to lesion centre would be <text:tab/><text:tab/><text:tab/> <text:s/>also lesioned</text:span></text:p>
      <text:p text:style-name="P36"><text:span text:style-name="T20">saveDir</text:span><text:span text:style-name="T17"><text:tab/><text:tab/>: </text:span><text:span text:style-name="T24">Directory where lesioned SC matrix should be saved</text:span></text:p>
      <text:p text:style-name="P36"><text:span text:style-name="T24"/></text:p>
      <text:p text:style-name="P33"><text:span text:style-name="T2">Return Values</text:span></text:p>
      <text:p text:style-name="P33"><text:span text:style-name="T2"/></text:p>
      <text:p text:style-name="P37"><text:span text:style-name="T2">lSC<text:tab/><text:tab/><text:tab/>: A virtually lesioned SC matrix with lesion centre given by <text:tab/><text:tab/><text:tab/><text:tab/> <text:s/>lesionIdx</text:span></text:p>
      <text:p text:style-name="P37"><text:span text:style-name="T2"/></text:p>
      <text:p text:style-name="P33"><text:span text:style-name="T2">Example2: </text:span><text:span text:style-name="T23">Generating a virtually lesioned SC with lesion centre as ROI number 25. Along with lesion centre, 5 nearest neighbours of lesion centre in the same hemisphere are also lesioned.</text:span></text:p>
      <text:p text:style-name="P33"><text:span text:style-name="T23"/></text:p>
      <text:p text:style-name="P34"><text:span text:style-name="T23">A</text:span><text:span text:style-name="T22">ssuming there are a total of 68 ROIs (34 per each hemisphere) and 5 nearest neighbours are lesioned along with </text:span></text:p>
      <text:p text:style-name="P33"><text:span text:style-name="T2"/></text:p>
      <text:p text:style-name="P30"><text:span text:style-name="T2">scPath = <text:s/>‘</text:span><text:span text:style-name="T14">/home/data/Human_68.hdf5</text:span><text:span text:style-name="T2">’</text:span></text:p>
      <text:p text:style-name="P30"><text:span text:style-name="T2">centresPath = ‘</text:span><text:span text:style-name="T14">/home/data/</text:span><text:span text:style-name="T15">ROI_centres</text:span><text:span text:style-name="T14">.hdf5</text:span><text:span text:style-name="T2">’</text:span></text:p>
      <text:p text:style-name="P30"><text:span text:style-name="T2">scName = ‘/C’;</text:span></text:p>
      <text:p text:style-name="P31"><text:span text:style-name="T2">centreName = ‘/Centres’;</text:span></text:p>
      <text:p text:style-name="P30"><text:span text:style-name="T2">lesionIdx = 25;</text:span></text:p>
      <text:p text:style-name="P30"><text:span text:style-name="T2">lesionPercent = (5.0/68)*100;</text:span></text:p>
      <text:p text:style-name="P30"><text:span text:style-name="T2">saveDir = ‘/home/results/’;</text:span></text:p>
      <text:p text:style-name="P29"><text:span text:style-name="T2">lSC = gen_lesioned_sc_nn(</text:span><text:span text:style-name="T20">scPath, centresPath, scName, </text:span><text:span text:style-name="T28">centresName,</text:span><text:span text:style-name="T20"> lesionIdx, lesionPercent, saveDir</text:span><text:span text:style-name="T2">);</text:span></text:p>
      <text:p text:style-name="P29"><text:span text:style-name="T2"/></text:p>
      <text:p text:style-name="P29"><text:span text:style-name="T2"/></text:p>
      <text:list xml:id="list3165001652358326701" text:style-name="L4">
        <text:list-item>
          <text:p text:style-name="P38"><text:span text:style-name="T2">Predicting FC using DMF model and lesioned SC.</text:span></text:p>
        </text:list-item>
      </text:list>
      <text:p text:style-name="P40"><text:span text:style-name="T2"><text:tab/></text:span></text:p>
      <text:p text:style-name="P42"><text:span text:style-name="T2"><text:tab/></text:span><text:span text:style-name="T29">L</text:span><text:span text:style-name="T2">esioned structural connectivity from example 2 </text:span><text:span text:style-name="T29">will be stored as </text:span><text:span text:style-name="T2"><text:tab/></text:span><text:span text:style-name="T25">/</text:span><text:span text:style-name="T26">home/results/sc_l25_nn5.hdf5</text:span><text:span text:style-name="T29">. Predicting FC with such lesioned SC is similar to <text:tab/>example 1 except now the SC is a lesioned one. Use the below syntax for<text:tab/>predicting FC of a lesioned SC. Changes from example 1 are highlighted in yellow.</text:span></text:p>
      <text:p text:style-name="P40"><text:span text:style-name="T29"/></text:p>
      <text:p text:style-name="P41"><text:span text:style-name="T29"><text:tab/></text:span><text:span text:style-name="T9">ScPath </text:span><text:span text:style-name="T10">= ‘/</text:span><text:span text:style-name="T11">home/results/sc_l25_nn5.hdf5</text:span><text:span text:style-name="T10">’;</text:span></text:p>
      <text:p text:style-name="P25"><text:span text:style-name="T13">scName = ‘/C’;</text:span></text:p>
      <text:p text:style-name="P27"><text:span text:style-name="T2">fic = true;</text:span></text:p>
      <text:p text:style-name="P27"><text:span text:style-name="T2">ffi = false;</text:span></text:p>
      <text:p text:style-name="P27"><text:span text:style-name="T2">simTime = 8*60*1000;</text:span></text:p>
      <text:p text:style-name="P27"><text:span text:style-name="T2">dt = 0.1;</text:span></text:p>
      <text:p text:style-name="P27"><text:span text:style-name="T2">G = 0.5;</text:span></text:p>
      <text:p text:style-name="P27"><text:span text:style-name="T2">noiseAmp = 0.001;</text:span></text:p>
      <text:p text:style-name="P28"><text:span text:style-name="T2">lesionAreas = [</text:span><text:span text:style-name="T29">25</text:span><text:span text:style-name="T2">]; </text:span><text:span text:style-name="T29"><text:s/></text:span></text:p>
      <text:p text:style-name="P27"><text:span text:style-name="T2">ficWeights = [];</text:span></text:p>
      <text:p text:style-name="P27"><text:span text:style-name="T2">setFICWeights = false;</text:span></text:p>
      <text:p text:style-name="P39"><text:span text:style-name="T29"><text:tab/>[fc, maxfrN] = DMF_lesioned(scPath, scName, fic, ffi, simTime, dt, G, noiseAmp, lesionAreas, <text:tab/><text:tab/><text:tab/><text:tab/><text:tab/> <text:s text:c="9"/>ficWeights, setFICWeights);</text:span></text:p>
      <text:p text:style-name="P40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7:08:15.401724368</meta:creation-date>
    <dc:date>2016-12-08T01:56:19.030129489</dc:date>
    <meta:editing-duration>PT29M35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74" meta:word-count="592" meta:character-count="4018" meta:non-whitespace-character-count="3292"/>
  </office:meta>
</office:document-meta>
</file>